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5pt solid #000000"/>
    </style:style>
    <style:style style:name="P1" style:family="paragraph" style:parent-style-name="Table_20_Contents">
      <style:text-properties officeooo:rsid="0013ef2a" officeooo:paragraph-rsid="0013ef2a"/>
    </style:style>
    <style:style style:name="P2" style:family="paragraph" style:parent-style-name="Table_20_Contents">
      <style:text-properties officeooo:rsid="001538d1" officeooo:paragraph-rsid="001538d1"/>
    </style:style>
    <style:style style:name="P3" style:family="paragraph" style:parent-style-name="Table_20_Contents">
      <style:text-properties officeooo:rsid="0015b875" officeooo:paragraph-rsid="0015b875"/>
    </style:style>
    <style:style style:name="P4" style:family="paragraph" style:parent-style-name="Table_20_Contents">
      <style:text-properties officeooo:rsid="0016e550" officeooo:paragraph-rsid="0016e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earning-TCP: A Novel Learning Automata Based Reliable Transport Protocol for Ad hoc Wireless</text:p>
      <text:p text:style-name="Standard">Networks</text:p>
      <text:p text:style-name="Standard"/>
      <text:p text:style-name="Standard">I. INTRODUCTION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Problema da confusão entre congestionamento e perdas em redes wireless</text:p>
            <text:p text:style-name="P1">Foco em redes wireless</text:p>
            <text:p text:style-name="P1">Se adaptar às condições da rede por meio de ACK e DUPACK</text:p>
            <text:p text:style-name="P1">Redes wireless são restritas devido à mibilidade e recursos, principalmente energéticos</text:p>
            <text:p text:style-name="P1"/>
            <text:p text:style-name="P2">Três ack dup → Halves e Congestion avoidance</text:p>
            <text:p text:style-name="P2">Retranmission Time Out RTO → para 1MSS e slow start.</text:p>
            <text:p text:style-name="P2"/>
            <text:p text:style-name="P2">Projetado para redes wired</text:p>
            <text:p text:style-name="P2"/>
            <text:p text:style-name="P2">É fundamental se distinguir entre perdas na conexão sem fio e aquelas advindas de congestionamento</text:p>
            <text:p text:style-name="P2"/>
            <text:p text:style-name="P2"/>
            <text:p text:style-name="P1"/>
            <text:p text:style-name="P1"/>
            <text:p text:style-name="P1"/>
          </table:table-cell>
        </table:table-row>
      </table:table>
      <text:p text:style-name="Standard"/>
      <text:p text:style-name="Standard">II. LEARNING AUTOMATA - AN INTRODUCTION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Na essência é RL</text:p>
            <text:p text:style-name="P4">Cada estado corresponde a uma ação</text:p>
            <text:p text:style-name="P4">each state corresponds to one distinct action</text:p>
            <text:p text:style-name="P4"/>
          </table:table-cell>
        </table:table-row>
      </table:table>
      <text:p text:style-name="Standard"/>
      <text:p text:style-name="Standard">III. DESIGN AND IMPLEMENTATION OF LEARNING-TCP</text:p>
      <text:p text:style-name="Standard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">Aumentar/diminuir a probabilidade de se tomar uma ação, de acordo com o feedback da mes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16:59:41.440000000</dc:date>
    <meta:editing-duration>PT2H21S</meta:editing-duration>
    <meta:editing-cycles>4</meta:editing-cycles>
    <meta:generator>LibreOffice/7.4.2.3$Windows_X86_64 LibreOffice_project/382eef1f22670f7f4118c8c2dd222ec7ad009daf</meta:generator>
    <meta:document-statistic meta:table-count="3" meta:image-count="0" meta:object-count="0" meta:page-count="1" meta:paragraph-count="17" meta:word-count="134" meta:character-count="840" meta:non-whitespace-character-count="723"/>
  </office:meta>
</office:document-meta>
</file>